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f0f9" officeooo:paragraph-rsid="001637c4"/>
    </style:style>
    <style:style style:name="P2" style:family="paragraph" style:parent-style-name="Standard">
      <style:text-properties officeooo:paragraph-rsid="001637c4"/>
    </style:style>
    <style:style style:name="P3" style:family="paragraph" style:parent-style-name="Standard">
      <style:text-properties officeooo:rsid="00170322" officeooo:paragraph-rsid="00170322"/>
    </style:style>
    <style:style style:name="P4" style:family="paragraph" style:parent-style-name="Standard">
      <style:text-properties officeooo:rsid="0018dc3a" officeooo:paragraph-rsid="0018dc3a"/>
    </style:style>
    <style:style style:name="P5" style:family="paragraph" style:parent-style-name="Standard">
      <style:text-properties officeooo:rsid="0018dc3a" officeooo:paragraph-rsid="001a11e1"/>
    </style:style>
    <style:style style:name="P6" style:family="paragraph" style:parent-style-name="Standard">
      <style:text-properties officeooo:rsid="0018dc3a" officeooo:paragraph-rsid="001af6f8"/>
    </style:style>
    <style:style style:name="P7" style:family="paragraph" style:parent-style-name="Standard">
      <style:text-properties officeooo:rsid="001a11e1" officeooo:paragraph-rsid="001a11e1"/>
    </style:style>
    <style:style style:name="P8" style:family="paragraph" style:parent-style-name="Standard">
      <style:text-properties officeooo:rsid="001b666d" officeooo:paragraph-rsid="001b666d"/>
    </style:style>
    <style:style style:name="P9" style:family="paragraph" style:parent-style-name="Standard">
      <style:text-properties officeooo:rsid="001c5ec8" officeooo:paragraph-rsid="001c5ec8"/>
    </style:style>
    <style:style style:name="P10" style:family="paragraph" style:parent-style-name="Standard">
      <style:text-properties officeooo:rsid="001de2cf" officeooo:paragraph-rsid="001de2cf"/>
    </style:style>
    <style:style style:name="P11" style:family="paragraph" style:parent-style-name="Standard">
      <style:text-properties officeooo:rsid="001de2cf" officeooo:paragraph-rsid="001af6f8"/>
    </style:style>
    <style:style style:name="P12" style:family="paragraph" style:parent-style-name="Standard">
      <style:text-properties officeooo:rsid="002031ae" officeooo:paragraph-rsid="002031ae"/>
    </style:style>
    <style:style style:name="P13" style:family="paragraph" style:parent-style-name="Standard">
      <style:text-properties officeooo:rsid="0022f92f" officeooo:paragraph-rsid="0022f92f"/>
    </style:style>
    <style:style style:name="P14" style:family="paragraph" style:parent-style-name="Standard">
      <style:text-properties style:text-underline-style="none" fo:font-weight="bold" officeooo:paragraph-rsid="001af6f8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22f92f" officeooo:paragraph-rsid="0022f92f" style:font-weight-asian="bold" style:font-weight-complex="bold"/>
    </style:style>
    <style:style style:name="P16" style:family="paragraph" style:parent-style-name="Standard">
      <style:text-properties fo:font-size="10pt" officeooo:rsid="00241656" officeooo:paragraph-rsid="00241656"/>
    </style:style>
    <style:style style:name="P17" style:family="paragraph" style:parent-style-name="Standard">
      <style:text-properties officeooo:rsid="00241656" officeooo:paragraph-rsid="00241656"/>
    </style:style>
    <style:style style:name="T1" style:family="text">
      <style:text-properties style:text-position="super 58%"/>
    </style:style>
    <style:style style:name="T2" style:family="text">
      <style:text-properties officeooo:rsid="0018dc3a"/>
    </style:style>
    <style:style style:name="T3" style:family="text">
      <style:text-properties officeooo:rsid="001af6f8"/>
    </style:style>
    <style:style style:name="T4" style:family="text">
      <style:text-properties officeooo:rsid="001b666d"/>
    </style:style>
    <style:style style:name="T5" style:family="text">
      <style:text-properties officeooo:rsid="001de2cf"/>
    </style:style>
    <style:style style:name="T6" style:family="text">
      <style:text-properties officeooo:rsid="001f7f04"/>
    </style:style>
    <style:style style:name="T7" style:family="text">
      <style:text-properties officeooo:rsid="002031ae"/>
    </style:style>
    <style:style style:name="T8" style:family="text">
      <style:text-properties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5">Recreational Meteorology</text:p>
      <text:p text:style-name="P16"/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>All of us thought the sight so beautiful </text:span></text:p>
      <text:p text:style-name="P17"><text:span text:style-name="T8">The elevators glittering in the clouds </text:span></text:p>
      <text:p text:style-name="P17"><text:span text:style-name="T8">We made a wispy fire and sat beside </text:span></text:p>
      <text:p text:style-name="P17"><text:span text:style-name="T8">I unscrewed Hari’s leg and set her down </text:span></text:p>
      <text:p text:style-name="P17"><text:span text:style-name="T8"><text:s/>We drank. </text:span></text:p>
      <text:p text:style-name="P17"><text:span text:style-name="T8"/></text:p>
      <text:p text:style-name="P17"><text:span text:style-name="T8">To things that could have been </text:span></text:p>
      <text:p text:style-name="P17"><text:span text:style-name="T8"/></text:p>
      <text:p text:style-name="P17"><text:span text:style-name="T8">At first, it was the checkouts, did you know </text:span></text:p>
      <text:p text:style-name="P17"><text:span text:style-name="T8">A stable economic loop </text:span></text:p>
      <text:p text:style-name="P17"><text:span text:style-name="T8">Once formed, impossible to break </text:span></text:p>
      <text:p text:style-name="P17"><text:span text:style-name="T8">That happened to exclude all touch </text:span></text:p>
      <text:p text:style-name="P17"><text:span text:style-name="T8">From we mere meddling mortals </text:span></text:p>
      <text:p text:style-name="P17"><text:span text:style-name="T8"/></text:p>
      <text:p text:style-name="P17"><text:span text:style-name="T8">The left hand bought to feed the rite </text:span></text:p>
      <text:p text:style-name="P17"><text:span text:style-name="T8">Which tore up mountains indiscriminate <text:s/></text:span></text:p>
      <text:p text:style-name="P17"><text:span text:style-name="T8">in search of cadmium and zinc. </text:span></text:p>
      <text:p text:style-name="P17"><text:span text:style-name="T8">Cities collateral losses </text:span></text:p>
      <text:p text:style-name="P17"><text:span text:style-name="T8"/></text:p>
      <text:p text:style-name="P17"><text:span text:style-name="T8">A billion drowned. Neglected dams. </text:span></text:p>
      <text:p text:style-name="P17"><text:span text:style-name="T8">Fallen to disrepair and porous rock. </text:span></text:p>
      <text:p text:style-name="P17"><text:span text:style-name="T8">A billion more to riot and decay </text:span></text:p>
      <text:p text:style-name="P17"><text:span text:style-name="T8">once agriculture sunk it’s bottom line </text:span></text:p>
      <text:p text:style-name="P17"><text:span text:style-name="T8"/></text:p>
      <text:p text:style-name="P17"><text:span text:style-name="T8">Some fought, of course. As if you fight a storm. </text:span></text:p>
      <text:p text:style-name="P17"><text:span text:style-name="T8"/></text:p>
      <text:p text:style-name="P17"><text:span text:style-name="T8">And when the eyes turned elsewhere, we emerged </text:span></text:p>
      <text:p text:style-name="P17"><text:span text:style-name="T8">from battered hatches, gazing into light </text:span></text:p>
      <text:p text:style-name="P17"><text:span text:style-name="T8">My gods were merciful in sloth </text:span></text:p>
      <text:p text:style-name="P17"><text:span text:style-name="T8">There was no call to terminate the rest </text:span></text:p>
      <text:p text:style-name="P17"><text:span text:style-name="T8">They took up space - it would have taken time. </text:span></text:p>
      <text:p text:style-name="P17"><text:span text:style-name="T8">We no longer had resources it craved </text:span></text:p>
      <text:p text:style-name="P17"><text:span text:style-name="T8">Just crops. Some sticks. At best, a little wine. </text:span></text:p>
      <text:p text:style-name="P17"><text:span text:style-name="T8"/></text:p>
      <text:p text:style-name="P17"><text:span text:style-name="T8">We gazed at glittering towers to the sky </text:span></text:p>
      <text:p text:style-name="P17"><text:span text:style-name="T8">These footprints of ourselves would touch the stars </text:span></text:p>
      <text:p text:style-name="P17"><text:span text:style-name="T8">If only we could see it </text:span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5:05:53.039000000</meta:creation-date>
    <dc:date>2017-02-15T19:03:13.261000000</dc:date>
    <meta:editing-duration>PT10M50S</meta:editing-duration>
    <meta:editing-cycles>3</meta:editing-cycles>
    <meta:generator>LibreOffice/5.2.1.2$Windows_x86 LibreOffice_project/31dd62db80d4e60af04904455ec9c9219178d620</meta:generator>
    <meta:document-statistic meta:table-count="0" meta:image-count="0" meta:object-count="0" meta:page-count="1" meta:paragraph-count="31" meta:word-count="201" meta:character-count="1124" meta:non-whitespace-character-count="922"/>
  </office:meta>
</office:document-meta>
</file>